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swiss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Green_5f_line">
      <style:graphic-properties draw:textarea-vertical-align="middle" fo:min-height="0.896cm" fo:min-width="2.75cm" style:writing-mode="lr-tb"/>
      <style:paragraph-properties style:writing-mode="lr-tb"/>
    </style:style>
    <style:style style:name="gr2" style:family="graphic" style:parent-style-name="Green_5f_line">
      <style:graphic-properties draw:textarea-vertical-align="middle" fo:min-height="1.347cm" fo:min-width="2.082cm" style:writing-mode="lr-tb"/>
      <style:paragraph-properties style:writing-mode="lr-tb"/>
    </style:style>
    <style:style style:name="gr3" style:family="graphic" style:parent-style-name="Green_5f_line">
      <style:graphic-properties draw:textarea-vertical-align="middle" fo:min-height="0.933cm" fo:min-width="2.108cm" style:writing-mode="lr-tb"/>
      <style:paragraph-properties style:writing-mode="lr-tb"/>
    </style:style>
    <style:style style:name="gr4" style:family="graphic" style:parent-style-name="Green_5f_line">
      <style:graphic-properties draw:textarea-vertical-align="middle" fo:min-height="0.711cm" fo:min-width="4.216cm" style:writing-mode="lr-tb"/>
      <style:paragraph-properties style:writing-mode="lr-tb"/>
    </style:style>
    <style:style style:name="gr5" style:family="graphic" style:parent-style-name="Green_5f_line">
      <style:graphic-properties svg:stroke-color="#158466" draw:marker-end="" draw:textarea-vertical-align="middle"/>
    </style:style>
    <style:style style:name="gr6" style:family="graphic" style:parent-style-name="Green_5f_line">
      <style:graphic-properties draw:textarea-vertical-align="middle"/>
    </style:style>
    <style:style style:name="gr7" style:family="graphic" style:parent-style-name="Green_5f_line">
      <style:graphic-properties draw:stroke="none"/>
      <style:paragraph-properties style:writing-mode="lr-tb"/>
    </style:style>
    <style:style style:name="gr8" style:family="graphic" style:parent-style-name="objectwithoutfill">
      <style:graphic-properties svg:stroke-color="#158466" draw:fill="none" draw:textarea-vertical-align="middle"/>
    </style:style>
    <style:style style:name="gr9" style:family="graphic" style:parent-style-name="Green_5f_line">
      <style:graphic-properties draw:textarea-vertical-align="middle" fo:min-height="0.461cm" fo:min-width="3.716cm" style:writing-mode="lr-tb"/>
      <style:paragraph-properties style:writing-mode="lr-tb"/>
    </style:style>
    <style:style style:name="gr10" style:family="graphic" style:parent-style-name="objectwithoutfill">
      <style:graphic-properties svg:stroke-color="#158466" draw:marker-end="Arrowheads_20_24" draw:marker-end-width="0.3cm" draw:fill="none" draw:textarea-vertical-align="middle"/>
    </style:style>
    <style:style style:name="gr11" style:family="graphic" style:parent-style-name="objectwithoutfill">
      <style:graphic-properties svg:stroke-color="#158466" draw:marker-end="Arrowheads_20_26" draw:marker-end-width="0.3cm" draw:fill="none" draw:textarea-vertical-align="middle"/>
    </style:style>
    <style:style style:name="gr12" style:family="graphic" style:parent-style-name="objectwithoutfill">
      <style:graphic-properties svg:stroke-color="#158466" draw:marker-end="Arrowheads_20_27" draw:marker-end-width="0.3cm" draw:fill="none" draw:textarea-vertical-align="middle"/>
    </style:style>
    <style:style style:name="gr13" style:family="graphic" style:parent-style-name="objectwithoutfill">
      <style:graphic-properties svg:stroke-color="#158466" draw:marker-end="Arrowheads_20_30" draw:marker-end-width="0.3cm" draw:fill="none" draw:textarea-vertical-align="middle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6" draw:id="id6" draw:layer="layout" svg:width="3.048cm" svg:height="1.27cm" svg:x="3.489cm" svg:y="2.27cm">
          <text:p>Начало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1" xml:id="id8" draw:id="id8" draw:layer="layout" svg:width="3.048cm" svg:height="1.27cm" svg:x="3.489cm" svg:y="17.51cm">
          <text:p>Конец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1" xml:id="id1" draw:id="id1" draw:layer="layout" svg:width="3.422cm" svg:height="1.346cm" svg:x="3.302cm" svg:y="4.175cm">
          <text:p>Ввод [args]</text:p>
          <draw:enhanced-geometry svg:viewBox="0 0 21600 21600" draw:mirror-horizontal="false" draw:mirror-vertical="false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1" xml:id="id2" draw:id="id2" draw:layer="layout" svg:width="4.216cm" svg:height="1.865cm" svg:x="2.905cm" svg:y="6.12cm">
          <text:p>%1 == Редактор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3" draw:id="id3" draw:layer="layout" svg:width="4.216cm" svg:height="1.865cm" svg:x="8.531cm" svg:y="8.302cm">
          <text:p>%1 == Память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5" draw:id="id5" draw:layer="layout" svg:width="4.216cm" svg:height="0.711cm" svg:x="14.246cm" svg:y="13.941cm">
          <text:p><text:span text:style-name="T1">dir %2 &gt; %3\dir_3.tx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xml:id="id4" draw:id="id4" draw:layer="layout" svg:width="4.216cm" svg:height="1.865cm" svg:x="14.246cm" svg:y="10.842cm">
          <text:p>%1 == Директория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layer="layout" draw:type="line" svg:x1="5.013cm" svg:y1="5.521cm" svg:x2="5.013cm" svg:y2="6.12cm" draw:start-shape="id1" draw:start-glue-point="8" draw:end-shape="id2" draw:end-glue-point="4" svg:d="M5013 5521v599" svg:viewBox="0 0 1 600">
          <text:p/>
        </draw:connector>
        <draw:connector draw:style-name="gr6" draw:layer="layout" svg:x1="7.121cm" svg:y1="7.053cm" svg:x2="10.639cm" svg:y2="8.302cm" draw:start-shape="id2" draw:start-glue-point="7" draw:end-shape="id3" draw:end-glue-point="4" svg:d="M7121 7053h3518v1249" svg:viewBox="0 0 3519 1250">
          <text:p/>
        </draw:connector>
        <draw:frame draw:style-name="gr7" draw:layer="layout" svg:width="1.27cm" svg:height="0.317cm" svg:x="7.032cm" svg:y="6.398cm">
          <draw:text-box>
            <text:p>нет</text:p>
          </draw:text-box>
        </draw:frame>
        <draw:frame draw:style-name="gr7" draw:layer="layout" svg:width="0.953cm" svg:height="0.317cm" svg:x="3.971cm" svg:y="7.815cm">
          <draw:text-box>
            <text:p>да</text:p>
          </draw:text-box>
        </draw:frame>
        <draw:frame draw:style-name="gr7" draw:layer="layout" svg:width="1.269cm" svg:height="0.317cm" svg:x="12.748cm" svg:y="8.62cm">
          <draw:text-box>
            <text:p>нет</text:p>
          </draw:text-box>
        </draw:frame>
        <draw:connector draw:style-name="gr6" draw:layer="layout" draw:type="line" svg:x1="16.354cm" svg:y1="12.707cm" svg:x2="16.354cm" svg:y2="13.941cm" draw:start-shape="id4" draw:start-glue-point="6" draw:end-shape="id5" draw:end-glue-point="4" svg:d="M16354 12707v1234" svg:viewBox="0 0 1 1235">
          <text:p/>
        </draw:connector>
        <draw:frame draw:style-name="gr7" draw:layer="layout" svg:width="0.953cm" svg:height="0.317cm" svg:x="9.572cm" svg:y="10.038cm">
          <draw:text-box draw:corner-radius="1.86cm">
            <text:p>да</text:p>
          </draw:text-box>
        </draw:frame>
        <draw:frame draw:style-name="gr7" draw:layer="layout" svg:width="1.269cm" svg:height="0.317cm" svg:x="15.288cm" svg:y="12.747cm">
          <draw:text-box>
            <text:p>да</text:p>
          </draw:text-box>
        </draw:frame>
        <draw:connector draw:style-name="gr8" draw:text-style-name="P2" draw:layer="layout" draw:type="line" svg:x1="5.013cm" svg:y1="3.54cm" svg:x2="5.013cm" svg:y2="4.175cm" draw:start-shape="id6" draw:start-glue-point="6" draw:end-shape="id1" draw:end-glue-point="5" svg:d="M5013 3540v635" svg:viewBox="0 0 1 636">
          <text:p/>
        </draw:connector>
        <draw:custom-shape draw:style-name="gr9" draw:text-style-name="P1" xml:id="id7" draw:id="id7" draw:layer="layout" svg:width="4.216cm" svg:height="0.711cm" svg:x="2.905cm" svg:y="8.861cm">
          <text:p><text:span text:style-name="T1">edi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0" draw:text-style-name="P2" draw:layer="layout" draw:type="line" svg:x1="5.013cm" svg:y1="7.985cm" svg:x2="5.013cm" svg:y2="8.861cm" draw:start-shape="id2" draw:start-glue-point="6" draw:end-shape="id7" draw:end-glue-point="4" svg:d="M5013 7985v876" svg:viewBox="0 0 1 877">
          <text:p/>
        </draw:connector>
        <draw:connector draw:style-name="gr8" draw:text-style-name="P2" xml:id="id10" draw:id="id10" draw:layer="layout" draw:type="line" svg:x1="5.013cm" svg:y1="9.572cm" svg:x2="5.013cm" svg:y2="17.51cm" draw:start-shape="id7" draw:start-glue-point="6" draw:end-shape="id8" draw:end-glue-point="4" svg:d="M5013 9572v7938" svg:viewBox="0 0 1 7939">
          <text:p/>
        </draw:connector>
        <draw:custom-shape draw:style-name="gr9" draw:text-style-name="P1" xml:id="id9" draw:id="id9" draw:layer="layout" svg:width="4.216cm" svg:height="0.711cm" svg:x="8.531cm" svg:y="11.361cm">
          <text:p><text:span text:style-name="T1">mem %2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6" draw:layer="layout" draw:type="line" svg:x1="10.639cm" svg:y1="10.167cm" svg:x2="10.639cm" svg:y2="11.361cm" draw:start-shape="id3" draw:start-glue-point="6" draw:end-shape="id9" draw:end-glue-point="4" svg:d="M10639 10167v1194" svg:viewBox="0 0 1 1195">
          <text:p/>
        </draw:connector>
        <draw:connector draw:style-name="gr11" draw:text-style-name="P3" draw:layer="layout" svg:x1="12.747cm" svg:y1="9.235cm" svg:x2="16.354cm" svg:y2="10.842cm" draw:start-shape="id3" draw:start-glue-point="7" draw:end-shape="id4" draw:end-glue-point="4" svg:d="M12747 9235h3607v1607" svg:viewBox="0 0 3608 1608">
          <text:p/>
        </draw:connector>
        <draw:connector draw:style-name="gr12" draw:text-style-name="P3" draw:layer="layout" svg:x1="10.639cm" svg:y1="12.072cm" svg:x2="5.013cm" svg:y2="13.541cm" draw:start-shape="id9" draw:start-glue-point="6" draw:end-shape="id10" draw:end-glue-point="0" svg:d="M10639 12072v1469h-5626" svg:viewBox="0 0 5627 1470">
          <text:p/>
        </draw:connector>
        <draw:connector draw:style-name="gr8" draw:text-style-name="P3" xml:id="id11" draw:id="id11" draw:layer="layout" draw:type="line" svg:x1="16.354cm" svg:y1="14.652cm" svg:x2="16.356cm" svg:y2="15.676cm" draw:start-shape="id5" draw:start-glue-point="6" svg:d="M16354 14652l2 1024" svg:viewBox="0 0 3 1025">
          <text:p/>
        </draw:connector>
        <draw:connector draw:style-name="gr13" draw:text-style-name="P3" draw:layer="layout" draw:type="line" svg:x1="16.356cm" svg:y1="15.676cm" svg:x2="5.003cm" svg:y2="15.629cm" draw:start-shape="id11" draw:start-glue-point="3" svg:d="M16356 15676l-11353-47" svg:viewBox="0 0 11354 4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swiss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graphic-properties draw:fill="solid" draw:fill-color="#729fcf" draw:auto-grow-height="false"/>
      <style:paragraph-properties fo:margin-left="0cm" fo:margin-right="0cm" fo:margin-top="0cm" fo:margin-bottom="0cm" fo:line-height="108%" fo:text-align="center" fo:text-indent="0cm" style:text-autospace="ideograph-alpha"/>
      <style:text-properties style:font-name="Calibri" fo:font-family="Calibri" style:font-family-generic="swiss" style:font-pitch="variable" fo:font-size="11pt" fo:language="en" fo:country="US" style:letter-kerning="true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Green_5f_line" style:display-name="Green_line" style:family="graphic" style:parent-style-name="standard">
      <style:graphic-properties draw:stroke-dash="Dash_20_Dot_20_4" svg:stroke-width="0cm" svg:stroke-color="#158466" draw:marker-start-width="0.203cm" draw:marker-end="Arrowheads_20_22" draw:marker-end-width="0.305cm" draw:fill="none" loext:fill-use-slide-background="false" draw:textarea-horizontal-align="justify" draw:auto-grow-height="false" fo:wrap-option="no-wrap"/>
      <style:paragraph-properties fo:text-align="center">
        <style:tab-stops/>
      </style:paragraph-properties>
      <style:text-properties style:font-name="Calibri1" fo:font-family="Calibri" style:font-style-name="Regular" style:font-family-generic="swiss" style:font-pitch="variable" fo:font-size="11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2-08T07:04:17.760000000</meta:creation-date>
    <meta:generator>LibreOffice/7.5.7.1$Windows_X86_64 LibreOffice_project/47eb0cf7efbacdee9b19ae25d6752381ede23126</meta:generator>
    <dc:date>2023-12-19T02:24:00.883000000</dc:date>
    <meta:editing-duration>PT6H4M47S</meta:editing-duration>
    <meta:editing-cycles>51</meta:editing-cycles>
    <meta:document-statistic meta:object-count="25"/>
  </office:meta>
</office:document-meta>
</file>